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>
      <style:paragraph-properties fo:break-before="page"/>
    </style:style>
    <style:style style:name="P36" style:family="paragraph" style:parent-style-name="Quotations" style:list-style-name="L15"/>
    <style:style style:name="P37" style:family="paragraph" style:parent-style-name="Heading_20_3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? Nucleosíntesis en una red de información (modelo SQE)</text:h>
      <text:p text:style-name="Text_20_body">En el marco de SQE, los núcleos atómicos no son partículas compactas "dadas", sino <text:span text:style-name="Strong_20_Emphasis">condensados estables de relaciones</text:span>, donde los patrones de interferencia cuántica (coherencia, entrelazamiento y simetría) determinan la posibilidad de existencia de ciertas configuraciones energéticas. Cada etapa de la nucleosíntesis puede verse como una reorganización del flujo de información coherente en el tejido emergente del espacio-tiempo.</text:p>
      <text:p text:style-name="Horizontal_20_Line"/>
      <text:h text:style-name="Heading_20_4" text:outline-level="4">1. <text:span text:style-name="Strong_20_Emphasis">Nucleosíntesis primordial (H, He, Li)</text:span></text:h>
      <text:list xml:id="list6835086265566483901" text:style-name="L1">
        <text:list-item>
          <text:p text:style-name="P1"><text:span text:style-name="Strong_20_Emphasis">Descripción SQE:</text:span> Primeras "coherencias globales" tras la simetría rota del universo joven. Son estados simples de mínima complejidad relacional.</text:p>
        </text:list-item>
        <text:list-item>
          <text:p text:style-name="P1"><text:span text:style-name="Strong_20_Emphasis">Proceso:</text:span> Durante los primeros minutos tras el Big Bang, la red cuántica se reorganiza localmente en configuraciones estables de 1, 2 o 3 protones/neutrones. Solo ciertos patrones logran "persistir" en un entorno térmico aún inestable.</text:p>
        </text:list-item>
        <text:list-item>
          <text:p text:style-name="P1"><text:span text:style-name="Strong_20_Emphasis">Ejemplo relacional:</text:span> H = coherencia mínima entre un protón y su campo; He = simetría emergente de cuatro núcleos entrelazados en una figura tetraédrica estable.</text:p>
        </text:list-item>
      </text:list>
      <text:p text:style-name="Horizontal_20_Line"/>
      <text:h text:style-name="Heading_20_4" text:outline-level="4">2. <text:span text:style-name="Strong_20_Emphasis">Fusión estelar (Be a Ca)</text:span></text:h>
      <text:list xml:id="list278813237703028185" text:style-name="L2">
        <text:list-item>
          <text:p text:style-name="P2"><text:span text:style-name="Strong_20_Emphasis">Descripción SQE:</text:span> Fase de evolución estructurada del patrón de coherencias nucleares dentro de confinamientos energéticos locales (estrellas).</text:p>
        </text:list-item>
        <text:list-item>
          <text:p text:style-name="P2"><text:span text:style-name="Strong_20_Emphasis">Proceso:</text:span> En el núcleo de las estrellas, los átomos más livianos fusionan sus núcleos bajo presión y temperatura, generando patrones más densos de enlace relacional.</text:p>
        </text:list-item>
        <text:list-item>
          <text:p text:style-name="P2"><text:span text:style-name="Strong_20_Emphasis">Rango:</text:span> Desde el berilio (Be) hasta el calcio (Ca).</text:p>
        </text:list-item>
        <text:list-item>
          <text:p text:style-name="P2"><text:span text:style-name="Strong_20_Emphasis">Ejemplo relacional:</text:span> Cada nivel sucesivo no es solo suma de nucleones, sino una nueva topología de simetrías entre las subunidades de información en la red (multiplicidad de nodos coherentes).</text:p>
        </text:list-item>
      </text:list>
      <text:p text:style-name="Horizontal_20_Line"/>
      <text:h text:style-name="Heading_20_4" text:outline-level="4">3. <text:span text:style-name="Strong_20_Emphasis">Supernovas y procesos secundarios (Sc a Zn)</text:span></text:h>
      <text:list xml:id="list8568499840295414527" text:style-name="L3">
        <text:list-item>
          <text:p text:style-name="P3"><text:span text:style-name="Strong_20_Emphasis">Descripción SQE:</text:span> Reestructuración abrupta del flujo informacional bajo colapso gravitacional y rebote de coherencias.</text:p>
        </text:list-item>
        <text:list-item>
          <text:p text:style-name="P3"><text:span text:style-name="Strong_20_Emphasis">Proceso:</text:span> En el colapso y explosión de supernovas, las redes locales se sacuden y permiten el paso a configuraciones más complejas (transición a estados metaestables).</text:p>
        </text:list-item>
        <text:list-item>
          <text:p text:style-name="P3"><text:span text:style-name="Strong_20_Emphasis">Rango:</text:span> Desde el escandio (Sc) hasta el zinc (Zn).</text:p>
        </text:list-item>
        <text:list-item>
          <text:p text:style-name="P3"><text:span text:style-name="Strong_20_Emphasis">Ejemplo relacional:</text:span> Formación de nuevos patrones solo posibles con energía externa extrema; reorganización de coherencias internas.</text:p>
        </text:list-item>
      </text:list>
      <text:p text:style-name="Horizontal_20_Line"/>
      <text:h text:style-name="Heading_20_4" text:outline-level="4">4. <text:span text:style-name="Strong_20_Emphasis">r-process / s-process (Ga a Bi)</text:span></text:h>
      <text:list xml:id="list4393262954547773336" text:style-name="L4">
        <text:list-item>
          <text:p text:style-name="P4"><text:span text:style-name="Strong_20_Emphasis">Descripción SQE:</text:span> Procesos de crecimiento lento (s-process) o rápido (r-process) en el árbol <text:soft-page-break/>de coherencias nucleares, inducidos por captura de neutrones.</text:p>
        </text:list-item>
        <text:list-item>
          <text:p text:style-name="P4"><text:span text:style-name="Strong_20_Emphasis">Proceso:</text:span></text:p>
          <text:list>
            <text:list-item>
              <text:p text:style-name="P4"><text:span text:style-name="Strong_20_Emphasis">s-process:</text:span> Progresión lenta, estable, impulsada por disponibilidad controlada de neutrones en entornos estelares.</text:p>
            </text:list-item>
            <text:list-item>
              <text:p text:style-name="P4"><text:span text:style-name="Strong_20_Emphasis">r-process:</text:span> Captura rápida y caótica de neutrones en eventos extremos (colisiones de estrellas de neutrones).</text:p>
            </text:list-item>
          </text:list>
        </text:list-item>
        <text:list-item>
          <text:p text:style-name="P4"><text:span text:style-name="Strong_20_Emphasis">Rango:</text:span> Del galio (Ga) al bismuto (Bi).</text:p>
        </text:list-item>
        <text:list-item>
          <text:p text:style-name="P4"><text:span text:style-name="Strong_20_Emphasis">Ejemplo relacional:</text:span> Similitud con el crecimiento de redes complejas que incorporan nuevas ramas bajo tensión o expansión energética.</text:p>
        </text:list-item>
      </text:list>
      <text:p text:style-name="Horizontal_20_Line"/>
      <text:h text:style-name="Heading_20_4" text:outline-level="4">5. <text:span text:style-name="Strong_20_Emphasis">Elementos sintéticos (Po a Og)</text:span></text:h>
      <text:list xml:id="list5135247040098128842" text:style-name="L5">
        <text:list-item>
          <text:p text:style-name="P5"><text:span text:style-name="Strong_20_Emphasis">Descripción SQE:</text:span> Estados de coherencia límite, generados artificialmente mediante inyecciones puntuales de energía e información.</text:p>
        </text:list-item>
        <text:list-item>
          <text:p text:style-name="P5"><text:span text:style-name="Strong_20_Emphasis">Proceso:</text:span> En laboratorios, se fuerzan configuraciones que el universo no produce de forma natural (o solo brevemente). Patrón inestable, fácilmente descoherente.</text:p>
        </text:list-item>
        <text:list-item>
          <text:p text:style-name="P5"><text:span text:style-name="Strong_20_Emphasis">Rango:</text:span> Del polonio (Po) al oganesón (Og).</text:p>
        </text:list-item>
        <text:list-item>
          <text:p text:style-name="P5"><text:span text:style-name="Strong_20_Emphasis">Ejemplo relacional:</text:span> Regiones de la red donde la coherencia local es forzada más allá del umbral de estabilidad; análogas a estructuras autoorganizadas de vida efímera.</text:p>
        </text:list-item>
      </text:list>
      <text:p text:style-name="Horizontal_20_Line"/>
      <text:h text:style-name="Heading_20_3" text:outline-level="3">? En resumen</text:h>
      <text:p text:style-name="Quotations">Cada etapa de la nucleosíntesis puede verse en el modelo SQE como una <text:span text:style-name="Strong_20_Emphasis">fase de reorganización coherente</text:span> dentro de una <text:span text:style-name="Strong_20_Emphasis">red cuántica de relaciones</text:span>, donde ciertos <text:span text:style-name="Strong_20_Emphasis">patrones informacionales logran estabilizarse</text:span> por las condiciones locales (energía, simetría, presión, entrelazamiento).</text:p>
      <text:p text:style-name="Text_20_body">Esto permite una lectura alternativa: <text:span text:style-name="Strong_20_Emphasis">la materia no se construye desde bloques fundamentales</text:span>, sino que <text:span text:style-name="Strong_20_Emphasis">emerge desde la danza relacional del propio universo</text:span>, y la tabla periódica es el <text:span text:style-name="Strong_20_Emphasis">esquema de resonancias permitidas</text:span> por esa danza.</text:p>
      <text:p text:style-name="P35"/>
      <text:h text:style-name="Heading_20_3" text:outline-level="3">Post 1: <text:span text:style-name="Emphasis">¿Cómo se formaron los primeros átomos? (visión desde un modelo de información cuántica)</text:span></text:h>
      <text:p text:style-name="Text_20_body"><text:span text:style-name="Strong_20_Emphasis"/></text:p>
      <text:p text:style-name="Text_20_body"><text:span text:style-name="Strong_20_Emphasis">Nucleosíntesis primordial (H, He, Li)</text:span></text:p>
      <text:p text:style-name="Quotations">¿Y si los átomos no fueran "cosas", sino patrones de coherencia en una red cuántica? La visión del modelo SQE.</text:p>
      <text:p text:style-name="Text_20_body">Poco después del Big Bang, el universo era un mar caliente y denso de partículas sueltas, incapaces aún de formar estructuras estables. Sin embargo, al enfriarse lo suficiente, algo extraordinario ocurrió: se formaron los primeros núcleos atómicos.</text:p>
      <text:p text:style-name="Text_20_body">Hidrógeno, helio y algo de litio. Nada más.<text:line-break/>Esto es lo que se conoce como <text:span text:style-name="Strong_20_Emphasis">nucleosíntesis primordial</text:span>.</text:p>
      <text:p text:style-name="Text_20_body">Desde el enfoque SQE (Sistema Cuántico Emergente), estos núcleos no son "objetos" físicos en sentido clásico, sino <text:span text:style-name="Strong_20_Emphasis">formas mínimas de coherencia dentro de una red cuántica universal de relaciones</text:span>.</text:p>
      <text:p text:style-name="Text_20_body">En otras palabras:</text:p>
      <text:p text:style-name="Quotations">No es que haya "protones pegándose" para formar núcleos…<text:line-break/>…sino que <text:span text:style-name="Strong_20_Emphasis">ciertos patrones energéticos logran mantenerse estables</text:span> en ese entorno primordial.</text:p>
      <text:list xml:id="list2999289775671922335" text:style-name="L8">
        <text:list-item>
          <text:p text:style-name="P8">El hidrógeno sería la forma más básica de coherencia.</text:p>
        </text:list-item>
        <text:list-item>
          <text:p text:style-name="P8">El helio, una expansión armónica de esa estabilidad.</text:p>
        </text:list-item>
        <text:list-item>
          <text:p text:style-name="P8">El litio, un límite alcanzado apenas antes de que el universo se volviera demasiado frío para continuar ensamblando más.</text:p>
        </text:list-item>
      </text:list>
      <text:p text:style-name="Text_20_body">Desde esta perspectiva, los primeros átomos no fueron creados como ladrillos, sino <text:span text:style-name="Strong_20_Emphasis">descubiertos por el universo</text:span> como soluciones posibles dentro de su red emergente de información.</text:p>
      <text:p text:style-name="Text_20_body">¿Y si lo que llamamos “materia” fuera simplemente la forma más sencilla que tiene el cosmos de recordar una pauta?<text:line-break/>¿Una especie de <text:span text:style-name="Emphasis">nota</text:span> resonante que el universo aprendió a sostener?</text:p>
      <text:p text:style-name="Text_20_body">Una especie de <text:span text:style-name="Emphasis">acorde básico</text:span> que resonó antes de que el universo aprendiera a componer sinfonías más complejas.</text:p>
      <text:h text:style-name="P37" text:outline-level="3"><text:span text:style-name="Strong_20_Emphasis">Expansión técnica — Nucleosíntesis Primordial (H, He, Li)</text:span></text:h>
      <text:p text:style-name="Text_20_body"><text:span text:style-name="Strong_20_Emphasis">Marco temporal:</text:span></text:p>
      <text:list xml:id="list6115832669351719725" text:style-name="L11">
        <text:list-item>
          <text:p text:style-name="P11">La nucleosíntesis primordial ocurrió entre <text:span text:style-name="Strong_20_Emphasis">~1 segundo y ~20 minutos</text:span> después del Big Bang.</text:p>
        </text:list-item>
        <text:list-item>
          <text:p text:style-name="P11">Es el primer gran evento estructurador del universo, tras la inflación y la formación de partículas fundamentales.</text:p>
        </text:list-item>
      </text:list>
      <text:p text:style-name="Text_20_body"><text:span text:style-name="Strong_20_Emphasis">Condiciones físicas:</text:span></text:p>
      <text:list xml:id="list2748381540755878171" text:style-name="L12">
        <text:list-item>
          <text:p text:style-name="P12"><text:span text:style-name="Strong_20_Emphasis">Temperatura inicial:</text:span> ~10⁹ Kelvin (mil millones de grados).</text:p>
        </text:list-item>
        <text:list-item>
          <text:p text:style-name="P12"><text:span text:style-name="Strong_20_Emphasis">Densidad promedio:</text:span> del orden de ~10⁻⁵ g/cm³.</text:p>
        </text:list-item>
        <text:list-item>
          <text:p text:style-name="P12">A medida que el universo se expandía, la temperatura bajaba, limitando la ventana para reacciones nucleares estables.</text:p>
        </text:list-item>
      </text:list>
      <text:p text:style-name="Text_20_body"><text:span text:style-name="Strong_20_Emphasis">Reacciones principales:</text:span></text:p>
      <text:list xml:id="list2494904556528592478" text:style-name="L13">
        <text:list-item>
          <text:p text:style-name="P13"><text:span text:style-name="Strong_20_Emphasis">Protones + neutrones</text:span> forman deuterio (²H):</text:p>
          <text:list>
            <text:list-item>
              <text:p text:style-name="P13">n + p → ²H + γ</text:p>
            </text:list-item>
          </text:list>
        </text:list-item>
        <text:list-item>
          <text:p text:style-name="P13"><text:span text:style-name="Strong_20_Emphasis">Deuterio fusión hacia helio:</text:span></text:p>
          <text:list>
            <text:list-item>
              <text:p text:style-name="P13">²H + ²H → ³He + n</text:p>
            </text:list-item>
            <text:list-item>
              <text:p text:style-name="P13">³He + ²H → ⁴He + p</text:p>
            </text:list-item>
          </text:list>
        </text:list-item>
        <text:list-item>
          <text:p text:style-name="P13"><text:span text:style-name="Strong_20_Emphasis">Trazas de litio:</text:span></text:p>
          <text:list>
            <text:list-item>
              <text:p text:style-name="P13">³He + ⁴He → ⁷Be → ⁷Li + e⁺ + νₑ</text:p>
            </text:list-item>
          </text:list>
        </text:list-item>
      </text:list>
      <text:p text:style-name="Text_20_body"><text:span text:style-name="Strong_20_Emphasis">Abundancias predichas (aproximadas):</text:span></text:p>
      <text:list xml:id="list8525734494618845573" text:style-name="L14">
        <text:list-item>
          <text:p text:style-name="P14"><text:span text:style-name="Strong_20_Emphasis">Hidrógeno (¹H):</text:span> ~75% en masa</text:p>
        </text:list-item>
        <text:list-item>
          <text:p text:style-name="P14"><text:span text:style-name="Strong_20_Emphasis">Helio-4 (⁴He):</text:span> ~25%</text:p>
        </text:list-item>
        <text:list-item>
          <text:p text:style-name="P14"><text:span text:style-name="Strong_20_Emphasis">Deuterio (²H), Helio-3 (³He), Litio-7 (⁷Li):</text:span> &lt;0.01% (trazas)</text:p>
        </text:list-item>
      </text:list>
      <text:p text:style-name="Text_20_body"><text:span text:style-name="Strong_20_Emphasis">Punto clave desde SQE:</text:span></text:p>
      <text:list xml:id="list3988935939197154944" text:style-name="L15">
        <text:list-item>
          <text:p text:style-name="P15">Lo importante no es solo la cantidad, sino <text:span text:style-name="Strong_20_Emphasis">cuándo se estabilizan los patrones cuánticos</text:span>:</text:p>
          <text:p text:style-name="P36">el universo “congela” relaciones energéticas antes de que puedan romperse por el caos térmico.</text:p>
        </text:list-item>
      </text:list>
      <text:p text:style-name="Text_20_body"><text:span text:style-name="Strong_20_Emphasis">Modelos que lo predicen:</text:span></text:p>
      <text:list xml:id="list3030064216899417455" text:style-name="L16">
        <text:list-item>
          <text:p text:style-name="P16">Modelo estándar de la <text:span text:style-name="Strong_20_Emphasis">nucleosíntesis del Big Bang</text:span> (BBN).</text:p>
        </text:list-item>
        <text:list-item>
          <text:p text:style-name="P16">Parte integral del modelo cosmológico <text:span text:style-name="Strong_20_Emphasis">ΛCDM</text:span> (Lambda-Cold Dark Matter).</text:p>
        </text:list-item>
        <text:list-item>
          <text:p text:style-name="P16">Confirmado por mediciones de abundancias actuales y por el fondo cósmico de microondas (CMB).</text:p>
        </text:list-item>
      </text:list>
      <text:p text:style-name="Text_20_body"/>
      <text:h text:style-name="Heading_20_3" text:outline-level="3"/>
      <text:h text:style-name="P37" text:outline-level="3">Post 2: <text:span text:style-name="Emphasis">La fusión estelar como sinfonía de coherencias (modelo SQE)</text:span></text:h>
      <text:p text:style-name="Text_20_body"><text:span text:style-name="Emphasis"/></text:p>
      <text:p text:style-name="Text_20_body"><text:span text:style-name="Strong_20_Emphasis">Fusión estelar (Be a Ca)</text:span></text:p>
      <text:p text:style-name="Quotations">Las estrellas no solo queman: crean patrones de coherencia informacional en el corazón del universo (modelo SQE)</text:p>
      <text:p text:style-name="Text_20_body">Una estrella no es solo una bola de gas ardiendo. Es un laboratorio cósmico donde se forjan nuevos elementos, desde el berilio hasta el calcio. Este proceso se conoce como <text:span text:style-name="Strong_20_Emphasis">fusión estelar</text:span>.</text:p>
      <text:p text:style-name="Text_20_body">Pero el modelo SQE (Sistema Cuántico Emergente) propone una lectura distinta:</text:p>
      <text:p text:style-name="Quotations">Los elementos no son simplemente agregados de protones y neutrones,<text:line-break/>sino <text:span text:style-name="Strong_20_Emphasis">estructuras emergentes de coherencia en una red cuántica de relaciones</text:span>.</text:p>
      <text:p text:style-name="Text_20_body">Así, cada núcleo atómico representa una <text:span text:style-name="Strong_20_Emphasis">solución estable</text:span> dentro del flujo energético que genera la estrella.</text:p>
      <text:p text:style-name="Text_20_body">En su núcleo, la estrella no está "fabricando cosas",<text:line-break/>sino explorando <text:span text:style-name="Strong_20_Emphasis">formas de simetría que pueden sostenerse</text:span> en condiciones extremas.</text:p>
      <text:list xml:id="list7143144894573613479" text:style-name="L7">
        <text:list-item>
          <text:p text:style-name="P7">El berilio es un patrón simple, apenas más complejo que el helio.</text:p>
        </text:list-item>
        <text:list-item>
          <text:p text:style-name="P7">El carbono, una joya de simetría estable.</text:p>
        </text:list-item>
        <text:list-item>
          <text:p text:style-name="P7">El calcio, un límite antes de que la presión y temperatura de la estrella ya no basten.</text:p>
        </text:list-item>
      </text:list>
      <text:p text:style-name="Text_20_body">Desde esta óptica, <text:span text:style-name="Strong_20_Emphasis">la tabla periódica es una especie de partitura</text:span>:<text:line-break/>una colección de formas posibles que la coherencia puede adoptar bajo presión y temperatura.</text:p>
      <text:p text:style-name="Text_20_body">Las estrellas, entonces, no solo iluminan…<text:line-break/>Son <text:span text:style-name="Strong_20_Emphasis">intérpretes cósmicas</text:span> tocando la música de la coherencia cuántica.</text:p>
      <text:p text:style-name="Text_20_body">¿Te parece que la materia puede entenderse más como un proceso que como una sustancia?<text:line-break/>¿Y si el universo entero fuera un instrumento de resonancia?</text:p>
      <text:p text:style-name="Text_20_body">¿Y si la materia fuera una colección de soluciones estables al problema de la simetría energética?</text:p>
      <text:h text:style-name="P37" text:outline-level="3"><text:span text:style-name="Strong_20_Emphasis">Expansión técnica — Fusión estelar (Be a Ca)</text:span></text:h>
      <text:p text:style-name="Text_20_body"><text:span text:style-name="Strong_20_Emphasis">☀️ Procesos de fusión en estrellas:</text:span></text:p>
      <text:list xml:id="list1468952133618458010" text:style-name="L17">
        <text:list-item>
          <text:p text:style-name="P17"><text:span text:style-name="Strong_20_Emphasis">Cadena protón-protón (p-p chain):</text:span></text:p>
          <text:list>
            <text:list-item>
              <text:p text:style-name="P17">Dominante en estrellas de baja masa (como el Sol).</text:p>
            </text:list-item>
            <text:list-item>
              <text:p text:style-name="P17">Produce ⁴He a partir de ¹H, liberando positrones, neutrinos y fotones.</text:p>
            </text:list-item>
            <text:list-item>
              <text:p text:style-name="P17">Reacciones clave:</text:p>
              <text:list>
                <text:list-item>
                  <text:p text:style-name="P17">¹H + ¹H → ²H + e⁺ + νₑ</text:p>
                </text:list-item>
                <text:list-item>
                  <text:p text:style-name="P17">²H + ¹H → ³He + γ</text:p>
                </text:list-item>
                <text:list-item>
                  <text:p text:style-name="P17">³He + ³He → ⁴He + 2¹H</text:p>
                </text:list-item>
              </text:list>
            </text:list-item>
          </text:list>
        </text:list-item>
        <text:list-item>
          <text:p text:style-name="P17"><text:span text:style-name="Strong_20_Emphasis">Ciclo CNO (Carbono-Nitrógeno-Oxígeno):</text:span></text:p>
          <text:list>
            <text:list-item>
              <text:p text:style-name="P17">Predomina en estrellas más calientes (&gt;1.3 M☉).</text:p>
            </text:list-item>
            <text:list-item>
              <text:p text:style-name="P17">Actúa como catalizador para convertir H en He con núcleos de C, N, O.</text:p>
            </text:list-item>
          </text:list>
        </text:list-item>
        <text:list-item>
          <text:p text:style-name="P17"><text:span text:style-name="Strong_20_Emphasis">Triple alfa (³α → ¹²C):</text:span></text:p>
          <text:list>
            <text:list-item>
              <text:p text:style-name="P17">Ocurre cuando la estrella ha agotado su hidrógeno.</text:p>
            </text:list-item>
            <text:list-item>
              <text:p text:style-name="P17">Temperatura requerida: ≳100 millones K.</text:p>
            </text:list-item>
            <text:list-item>
              <text:p text:style-name="P17">Reacciones:</text:p>
              <text:list>
                <text:list-item>
                  <text:p text:style-name="P17">⁴He + ⁴He ⇌ ⁸Be (inestable)</text:p>
                </text:list-item>
                <text:list-item>
                  <text:p text:style-name="P17">⁸Be + ⁴He → ¹²C + γ</text:p>
                </text:list-item>
                <text:list-item>
                  <text:p text:style-name="P17">(¹²C + ⁴He → ¹⁶O, en fases posteriores)</text:p>
                </text:list-item>
              </text:list>
            </text:list-item>
          </text:list>
        </text:list-item>
      </text:list>
      <text:p text:style-name="Horizontal_20_Line"/>
      <text:p text:style-name="Text_20_body"><text:span text:style-name="Strong_20_Emphasis">Condiciones según tipo de estrella:</text:span></text:p>
      <text:list xml:id="list7122311431146218355" text:style-name="L18">
        <text:list-item>
          <text:p text:style-name="P18">Estrellas de baja masa (tipo solar): fusión H por cadena p-p, temperatura ~15 millones K.</text:p>
        </text:list-item>
        <text:list-item>
          <text:p text:style-name="P18">Estrellas de alta masa (&gt;8 M☉): alcanzan temperaturas nucleares superiores a 600 millones K, permitiendo la síntesis de elementos hasta el calcio (Z=20).</text:p>
        </text:list-item>
      </text:list>
      <text:p text:style-name="Horizontal_20_Line"/>
      <text:p text:style-name="Text_20_body"><text:span text:style-name="Strong_20_Emphasis">Relación con la curva de energía de ligadura:</text:span></text:p>
      <text:list xml:id="list7117546465018838843" text:style-name="L19">
        <text:list-item>
          <text:p text:style-name="P19">La <text:span text:style-name="Strong_20_Emphasis">energía de ligadura por nucleón</text:span> crece hasta el <text:span text:style-name="Strong_20_Emphasis">hierro (Fe)</text:span> (~8.8 MeV/nucleón).</text:p>
        </text:list-item>
        <text:list-item>
          <text:p text:style-name="P19">Por eso, la fusión de elementos hasta el Fe libera energía, y la fusión posterior (o fisión) ya no lo hace.</text:p>
        </text:list-item>
        <text:list-item>
          <text:p text:style-name="P19">Esta curva explica el <text:span text:style-name="Strong_20_Emphasis">“límite termodinámico”</text:span> de la fusión estelar.</text:p>
        </text:list-item>
      </text:list>
      <text:p text:style-name="Horizontal_20_Line"/>
      <text:p text:style-name="Text_20_body"><text:span text:style-name="Strong_20_Emphasis">Secuencia de formación hasta el calcio:</text:span></text:p>
      <text:list xml:id="list8810139800500366141" text:style-name="L20">
        <text:list-item>
          <text:p text:style-name="P20">A partir de ¹²C se fusionan sucesivamente ⁴He para formar:</text:p>
          <text:list>
            <text:list-item>
              <text:p text:style-name="P20">¹⁶O, ²⁰Ne, ²⁴Mg, ²⁸Si, ³²S, ³⁶Ar, ⁴⁰Ca</text:p>
            </text:list-item>
          </text:list>
        </text:list-item>
        <text:list-item>
          <text:p text:style-name="P20">Este proceso ocurre en <text:span text:style-name="Strong_20_Emphasis">capas concéntricas</text:span> como cebollas dentro de estrellas masivas, cada <text:soft-page-break/>una con una temperatura y presión distinta.</text:p>
        </text:list-item>
      </text:list>
      <text:p text:style-name="Horizontal_20_Line"/>
      <text:p text:style-name="Text_20_body"><text:span text:style-name="Strong_20_Emphasis">Visión SQE del proceso:</text:span></text:p>
      <text:p text:style-name="Quotations">No se trata solo de que los núcleos se unan, sino de que <text:span text:style-name="Strong_20_Emphasis">resuenen en patrones estables de energía e información</text:span>, permitidos por el entrelazamiento del sistema estelar.<text:line-break/>Las estrellas son <text:span text:style-name="Strong_20_Emphasis">motores cuántico-gravitacionales</text:span>, que exploran las <text:span text:style-name="Strong_20_Emphasis">zonas de estabilidad energética</text:span> de la red universal.</text:p>
      <text:p text:style-name="Text_20_body"/>
      <text:h text:style-name="P37" text:outline-level="3">Post 3: <text:span text:style-name="Emphasis">¿Qué ocurre en una supernova? Una reorganización cuántica extrema (SQE)</text:span></text:h>
      <text:p text:style-name="Text_20_body"><text:span text:style-name="Strong_20_Emphasis"/></text:p>
      <text:p text:style-name="Text_20_body"><text:span text:style-name="Strong_20_Emphasis">Supernovas y procesos secundarios (Sc a Zn)</text:span></text:p>
      <text:p text:style-name="Quotations">Las supernovas no destruyen: reorganizan. El universo como campo de reconfiguración cuántica (modelo SQE)</text:p>
      <text:p text:style-name="Text_20_body">Cuando una estrella masiva explota en supernova, parece que todo colapsa… pero en realidad, algo nuevo comienza.</text:p>
      <text:p text:style-name="Text_20_body">Entre el escandio y el zinc (elementos más allá de lo que una estrella puede forjar tranquilamente), entran en juego <text:span text:style-name="Strong_20_Emphasis">procesos secundarios</text:span>: violentos, caóticos, pero profundamente creativos.</text:p>
      <text:p text:style-name="Text_20_body">Desde el enfoque SQE (<text:span text:style-name="Emphasis">Sistema Cuántico Emergente</text:span>), estas explosiones no son solo eventos energéticos extremos.<text:line-break/>Son <text:span text:style-name="Strong_20_Emphasis">reorganizaciones profundas en la red cuántica de relaciones</text:span>, donde nuevas formas de coherencia se vuelven posibles.</text:p>
      <text:p text:style-name="Text_20_body">No es que la supernova "ensamble" núcleos como piezas de Lego.<text:line-break/>Es que <text:span text:style-name="Strong_20_Emphasis">sacude el tejido del universo</text:span> lo suficiente como para que aparezcan nuevas soluciones estables en ese mar de inestabilidad.</text:p>
      <text:list xml:id="list8635328677751729132" text:style-name="L9">
        <text:list-item>
          <text:p text:style-name="P9">Escandio, titanio, vanadio… hasta el zinc:<text:line-break/>Cada uno es un <text:span text:style-name="Strong_20_Emphasis">nodo de coherencia temporalmente sostenible</text:span> dentro de ese caos cósmico.</text:p>
        </text:list-item>
      </text:list>
      <text:p text:style-name="Text_20_body">En el modelo SQE, lo que importa no es la cantidad de partículas involucradas,<text:line-break/>sino <text:span text:style-name="Strong_20_Emphasis">si el patrón resultante puede sostener su forma</text:span> dentro del campo informacional.</text:p>
      <text:p text:style-name="Text_20_body">Así, una supernova no es un final.<text:line-break/>Es un acto de creación en el borde del colapso.</text:p>
      <text:p text:style-name="Text_20_body">¿Y si la complejidad no naciera del orden, sino del límite del caos?<text:line-break/>¿Y si la materia que nos forma fuera el eco de antiguas crisis de coherencia?</text:p>
      <text:p text:style-name="Text_20_body">¿Te parece posible que el universo cree complejidad a través de sus propios desequilibrios?</text:p>
      <text:h text:style-name="P37" text:outline-level="3"><text:span text:style-name="Strong_20_Emphasis">Expansión técnica — Supernovas y procesos secundarios (Sc a Zn)</text:span></text:h>
      <text:p text:style-name="Text_20_body"><text:span text:style-name="Strong_20_Emphasis">Tipos de supernovas involucradas:</text:span></text:p>
      <text:list xml:id="list7260282186459036963" text:style-name="L21">
        <text:list-item>
          <text:p text:style-name="P21"><text:span text:style-name="Strong_20_Emphasis">Supernovas de tipo II (colapso de núcleo):</text:span></text:p>
          <text:list>
            <text:list-item>
              <text:p text:style-name="P21">Ocurren en estrellas masivas (&gt;8 M☉) al agotar su combustible.</text:p>
            </text:list-item>
            <text:list-item>
              <text:p text:style-name="P21">El núcleo colapsa en una estrella de neutrones o agujero negro.</text:p>
            </text:list-item>
            <text:list-item>
              <text:p text:style-name="P21">Libera un frente de choque que <text:span text:style-name="Strong_20_Emphasis">permite sintetizar elementos más allá del Ca</text:span>.</text:p>
            </text:list-item>
          </text:list>
        </text:list-item>
        <text:list-item>
          <text:p text:style-name="P21"><text:span text:style-name="Strong_20_Emphasis">Supernovas de tipo Ia (explosión por acumulación en enanas blancas):</text:span></text:p>
          <text:list>
            <text:list-item>
              <text:p text:style-name="P21">Inician con una enana blanca que acumula materia de una compañera binaria.</text:p>
            </text:list-item>
            <text:list-item>
              <text:p text:style-name="P21">Al superar el límite de Chandrasekhar (~1.4 M☉), explota en forma termonuclear.</text:p>
            </text:list-item>
            <text:list-item>
              <text:p text:style-name="P21">Produce gran cantidad de <text:span text:style-name="Strong_20_Emphasis">Fe, Ni y Zn</text:span>.</text:p>
            </text:list-item>
          </text:list>
        </text:list-item>
      </text:list>
      <text:p text:style-name="Text_20_body"><text:span text:style-name="Strong_20_Emphasis">⚛️ Procesos nucleares clave:</text:span></text:p>
      <text:list xml:id="list6105249184828002757" text:style-name="L22">
        <text:list-item>
          <text:p text:style-name="P22"><text:span text:style-name="Strong_20_Emphasis">Captura de partículas alfa (α):</text:span></text:p>
          <text:list>
            <text:list-item>
              <text:p text:style-name="P22">²⁸Si + ⁴He → ³²S → … → ⁴⁴Ti → ⁴⁸Cr → ⁵²Fe → ⁵⁶Ni</text:p>
            </text:list-item>
            <text:list-item>
              <text:p text:style-name="P22">⁵⁶Ni luego decae:</text:p>
              <text:list>
                <text:list-item>
                  <text:p text:style-name="P22">⁵⁶Ni → ⁵⁶Co → ⁵⁶Fe</text:p>
                </text:list-item>
              </text:list>
            </text:list-item>
          </text:list>
        </text:list-item>
        <text:list-item>
          <text:p text:style-name="P22"><text:span text:style-name="Strong_20_Emphasis">Explosiones supernovas = entorno ideal</text:span> para reacciones rápidas y energéticas:</text:p>
          <text:list>
            <text:list-item>
              <text:p text:style-name="P22"><text:span text:style-name="Strong_20_Emphasis">Altísimas temperaturas (~10⁹ K)</text:span></text:p>
            </text:list-item>
            <text:list-item>
              <text:p text:style-name="P22"><text:span text:style-name="Strong_20_Emphasis">Densidades nucleares</text:span></text:p>
            </text:list-item>
            <text:list-item>
              <text:p text:style-name="P22"><text:span text:style-name="Strong_20_Emphasis">Neutrones libres transitorios</text:span></text:p>
            </text:list-item>
          </text:list>
        </text:list-item>
      </text:list>
      <text:p text:style-name="Text_20_body"><text:span text:style-name="Strong_20_Emphasis">Decaimientos y productos estables:</text:span></text:p>
      <text:list xml:id="list7256154971252744130" text:style-name="L23">
        <text:list-item>
          <text:p text:style-name="P23">Muchos elementos producidos no son estables inicialmente, pero lo son sus <text:span text:style-name="Strong_20_Emphasis">isótopos hijos tras cadenas de decaimiento beta (β⁺ o β⁻)</text:span>.</text:p>
        </text:list-item>
        <text:list-item>
          <text:p text:style-name="P23">Ejemplo:</text:p>
          <text:list>
            <text:list-item>
              <text:p text:style-name="P23">⁵⁶Ni (inestable) → ⁵⁶Co → ⁵⁶Fe (estable)</text:p>
            </text:list-item>
          </text:list>
        </text:list-item>
      </text:list>
      <text:p text:style-name="Text_20_body"><text:span text:style-name="Strong_20_Emphasis">Abundancia y distribución:</text:span></text:p>
      <text:list xml:id="list4978564001886733314" text:style-name="L24">
        <text:list-item>
          <text:p text:style-name="P24">Las supernovas <text:span text:style-name="Strong_20_Emphasis">inyectan estos elementos al medio interestelar</text:span>, permitiendo:</text:p>
          <text:list>
            <text:list-item>
              <text:p text:style-name="P24">Formación de nuevos sistemas estelares y planetas.</text:p>
            </text:list-item>
            <text:list-item>
              <text:p text:style-name="P24">Enriquecimiento metálico (metallicity) del universo.</text:p>
            </text:list-item>
          </text:list>
        </text:list-item>
      </text:list>
      <text:p text:style-name="Text_20_body"><text:span text:style-name="Strong_20_Emphasis">Visión SQE del proceso:</text:span></text:p>
      <text:p text:style-name="Quotations">La supernova no solo libera materia: <text:span text:style-name="Strong_20_Emphasis">libera patrones comprimidos de coherencia</text:span>.<text:line-break/>Desde SQE, es un <text:span text:style-name="Strong_20_Emphasis">evento de reconexión masiva</text:span> de información:<text:line-break/>La red cuántica reajusta sus nodos al límite de lo que puede sostenerse localmente.<text:line-break/>Lo que “muere” como estrella, “renace” como complejidad distribuida.</text:p>
      <text:p text:style-name="Text_20_body"/>
      <text:h text:style-name="P37" text:outline-level="3">Post 4: <text:span text:style-name="Emphasis">¿Cómo se forman los elementos pesados? Una danza entre orden y caos (SQE)</text:span></text:h>
      <text:p text:style-name="Text_20_body"><text:span text:style-name="Strong_20_Emphasis"/></text:p>
      <text:p text:style-name="Text_20_body"><text:span text:style-name="Strong_20_Emphasis">r-process / s-process (Ga a Bi)</text:span></text:p>
      <text:p text:style-name="Quotations">Más allá del caos: cómo el universo afina sus patrones más complejos (modelo SQE)</text:p>
      <text:p text:style-name="Text_20_body">Entre el galio (Ga) y el bismuto (Bi), los elementos ya no se forman ni en estrellas comunes ni en simples explosiones.</text:p>
      <text:p text:style-name="Text_20_body"><text:line-break/>Aquí entran en juego dos procesos clave:<text:line-break/>El <text:span text:style-name="Strong_20_Emphasis">s-process</text:span> (captura lenta de neutrones)<text:line-break/>El <text:span text:style-name="Strong_20_Emphasis">r-process</text:span> (captura rápida en entornos extremos)</text:p>
      <text:p text:style-name="Text_20_body"/>
      <text:p text:style-name="Text_20_body">Desde el modelo SQE (<text:span text:style-name="Emphasis">Sistema Cuántico Emergente</text:span>), estos procesos no son simplemente agregaciones de neutrones.<text:line-break/>Son <text:span text:style-name="Strong_20_Emphasis">transiciones delicadas dentro de un campo cuántico de coherencia</text:span>, donde el tiempo (lento o rápido) cambia la forma en que la información puede estabilizarse.</text:p>
      <text:p text:style-name="Text_20_body">En el s-process, los patrones crecen con paciencia:<text:line-break/>Cada neutron añadido <text:span text:style-name="Strong_20_Emphasis">recalibra</text:span> el sistema, permitiendo que la red mantenga su equilibrio.</text:p>
      <text:p text:style-name="Text_20_body">En el r-process, en cambio, los neutrones se añaden tan rápido que la coherencia <text:span text:style-name="Strong_20_Emphasis">se estira al límite</text:span>, y solo algunos patrones logran mantenerse antes de decaer.</text:p>
      <text:p text:style-name="Text_20_body">El modelo SQE sugiere que <text:span text:style-name="Strong_20_Emphasis">estos núcleos no son contenedores</text:span>,<text:line-break/>sino <text:span text:style-name="Strong_20_Emphasis">formas resonantes</text:span> que el universo logra sostener solo bajo condiciones muy específicas.</text:p>
      <text:p text:style-name="Text_20_body">Así, elementos como el telurio, el antimonio o el bismuto no son comunes por casualidad:<text:line-break/>son <text:span text:style-name="Strong_20_Emphasis">estados raros de coherencia profunda</text:span>,<text:line-break/>emergidos de un delicado juego entre el caos y el ritmo cósmico.</text:p>
      <text:p text:style-name="Text_20_body">¿Y si los elementos más pesados fueran, en realidad, <text:span text:style-name="Strong_20_Emphasis">recuerdos condensados</text:span> de eventos extremos?<text:line-break/>¿Mensajes que el universo logra guardar cuando todo lo demás tiende a deshacerse?</text:p>
      <text:p text:style-name="Text_20_body">¿Crees que hay belleza en que el universo se tome su tiempo… o lo apueste todo al caos?</text:p>
      <text:h text:style-name="P37" text:outline-level="3"><text:span text:style-name="Strong_20_Emphasis">Expansión técnica — r-process / s-process (Ga a Bi)</text:span></text:h>
      <text:p text:style-name="Text_20_body"><text:span text:style-name="Strong_20_Emphasis">⚛️ ¿Qué son estos procesos?</text:span></text:p>
      <text:list xml:id="list2861484747570996736" text:style-name="L25">
        <text:list-item>
          <text:p text:style-name="P25">Ambos son mecanismos de <text:span text:style-name="Strong_20_Emphasis">captura de neutrones</text:span> que permiten sintetizar elementos más pesados que el hierro (Z &gt; 30).</text:p>
        </text:list-item>
      </text:list>
      <text:p text:style-name="Horizontal_20_Line"/>
      <text:p text:style-name="Text_20_body"><text:span text:style-name="Strong_20_Emphasis">s-process (slow neutron capture):</text:span></text:p>
      <text:list xml:id="list4084376588977381315" text:style-name="L26">
        <text:list-item>
          <text:p text:style-name="P26"><text:span text:style-name="Strong_20_Emphasis">Entorno:</text:span> Interior de estrellas gigantes rojas (AGB stars).</text:p>
        </text:list-item>
        <text:list-item>
          <text:p text:style-name="P26"><text:span text:style-name="Strong_20_Emphasis">Características:</text:span></text:p>
          <text:list>
            <text:list-item>
              <text:p text:style-name="P26">Captura de neutrones <text:span text:style-name="Strong_20_Emphasis">lenta</text:span> comparada con la vida media de los núcleos intermedios.</text:p>
            </text:list-item>
            <text:list-item>
              <text:p text:style-name="P26">Núcleo absorbe un neutrón → se convierte en isótopo más pesado → si es inestable, <text:span text:style-name="Strong_20_Emphasis">decae por β⁻</text:span> a un elemento de mayor Z.</text:p>
            </text:list-item>
          </text:list>
        </text:list-item>
        <text:list-item>
          <text:p text:style-name="P26"><text:span text:style-name="Strong_20_Emphasis">Ruta:</text:span></text:p>
          <text:list>
            <text:list-item>
              <text:p text:style-name="P26">Estable → Captura n → Inestable → β⁻ → Nuevo elemento estable</text:p>
            </text:list-item>
          </text:list>
        </text:list-item>
        <text:list-item>
          <text:p text:style-name="P26"><text:span text:style-name="Strong_20_Emphasis">Elementos típicos producidos:</text:span> Sr, Y, Zr, Ba, La, Ce, Pb.</text:p>
        </text:list-item>
      </text:list>
      <text:p text:style-name="Horizontal_20_Line"/>
      <text:p text:style-name="Text_20_body"><text:span text:style-name="Strong_20_Emphasis">r-process (rapid neutron capture):</text:span></text:p>
      <text:list xml:id="list726291624355355515" text:style-name="L27">
        <text:list-item>
          <text:p text:style-name="P27"><text:span text:style-name="Strong_20_Emphasis">Entorno:</text:span> Supernovas (tipo II) o fusiones de estrellas de neutrones.</text:p>
        </text:list-item>
        <text:list-item>
          <text:p text:style-name="P27"><text:span text:style-name="Strong_20_Emphasis">Características:</text:span></text:p>
          <text:list>
            <text:list-item>
              <text:p text:style-name="P27">Altísima densidad de neutrones → múltiples capturas de neutrones <text:span text:style-name="Strong_20_Emphasis">antes de que ocurra un solo decaimiento</text:span>.</text:p>
            </text:list-item>
            <text:list-item>
              <text:p text:style-name="P27">Crea núcleos <text:span text:style-name="Strong_20_Emphasis">extremadamente ricos en neutrones</text:span>, que luego decaen en cadena a elementos más estables.</text:p>
            </text:list-item>
          </text:list>
        </text:list-item>
        <text:list-item>
          <text:p text:style-name="P27"><text:span text:style-name="Strong_20_Emphasis">Ejemplo extremo:</text:span></text:p>
          <text:list>
            <text:list-item>
              <text:p text:style-name="P27">Producción de oro (Au), platino (Pt), uranio (U).</text:p>
            </text:list-item>
          </text:list>
        </text:list-item>
        <text:list-item>
          <text:p text:style-name="P27"><text:span text:style-name="Strong_20_Emphasis">Duración:</text:span> Milisegundos, pero cambia el universo.</text:p>
        </text:list-item>
      </text:list>
      <text:p text:style-name="Horizontal_20_Line"/>
      <text:p text:style-name="Text_20_body"><text:span text:style-name="Strong_20_Emphasis">Diagrama conceptual:</text:span></text:p>
      <text:list xml:id="list1938602450191494805" text:style-name="L28">
        <text:list-item>
          <text:p text:style-name="P28">El s-process sigue <text:span text:style-name="Strong_20_Emphasis">la línea de estabilidad nuclear</text:span> en el gráfico de N vs. Z.</text:p>
        </text:list-item>
        <text:list-item>
          <text:p text:style-name="P28">El r-process salta <text:span text:style-name="Strong_20_Emphasis">lejos de la línea de estabilidad</text:span>, luego retorna mediante decaimientos.</text:p>
        </text:list-item>
      </text:list>
      <text:p text:style-name="Horizontal_20_Line"/>
      <text:p text:style-name="Text_20_body"><text:span text:style-name="Strong_20_Emphasis">Visión SQE:</text:span></text:p>
      <text:p text:style-name="Quotations">En términos de red de información cuántica, estos procesos representan <text:span text:style-name="Strong_20_Emphasis">saltos no locales en la red de estados posibles</text:span>.<text:line-break/>El r-process, especialmente, es como un <text:span text:style-name="Strong_20_Emphasis">“desbordamiento cuántico”</text:span> que abre nuevas ramas en el árbol de la materia.<text:line-break/>No son simples fusiones, sino <text:span text:style-name="Strong_20_Emphasis">reconfiguraciones abruptas del patrón de coherencia nuclear.</text:span></text:p>
      <text:p text:style-name="Horizontal_20_Line"><text:soft-page-break/></text:p>
      <text:p text:style-name="Text_20_body"><text:span text:style-name="Strong_20_Emphasis">Relevancia cosmológica:</text:span></text:p>
      <text:list xml:id="list1822425899579207595" text:style-name="L29">
        <text:list-item>
          <text:p text:style-name="P29">Se cree que <text:span text:style-name="Strong_20_Emphasis">la mayoría del oro del universo</text:span> proviene de colisiones de estrellas de neutrones detectadas vía ondas gravitacionales (como GW170817).</text:p>
        </text:list-item>
        <text:list-item>
          <text:p text:style-name="P29">Estos eventos no solo son raros, sino <text:span text:style-name="Strong_20_Emphasis">cruciales para la química de la vida compleja</text:span>.</text:p>
        </text:list-item>
      </text:list>
      <text:p text:style-name="Text_20_body"/>
      <text:h text:style-name="P37" text:outline-level="3">Post 5: <text:span text:style-name="Emphasis">Elementos sintéticos: cuando el humano desafía al universo (modelo SQE)</text:span></text:h>
      <text:p text:style-name="Text_20_body"><text:line-break/><text:span text:style-name="Strong_20_Emphasis">Elementos sintéticos (Po a Og)</text:span></text:p>
      <text:p text:style-name="Quotations">¿Y si crear nuevos elementos fuera como intentar resonar con el universo? (modelo SQE)</text:p>
      <text:p text:style-name="Text_20_body">Más allá del bismuto (Bi), el universo natural prácticamente no ofrece estructuras estables.<text:line-break/>Todo lo que sigue —polonio (Po) hasta oganesón (Og)— son <text:span text:style-name="Strong_20_Emphasis">elementos sintéticos</text:span>, creados en laboratorios por nosotros, los humanos.</text:p>
      <text:p text:style-name="Text_20_body">Pero… ¿qué significa realmente <text:span text:style-name="Emphasis">crear</text:span> un elemento?</text:p>
      <text:p text:style-name="Text_20_body">Desde la física clásica: colisionamos núcleos pesados hasta lograr uno aún más pesado.<text:line-break/>Desde el modelo SQE (<text:span text:style-name="Emphasis">Sistema Cuántico Emergente</text:span>):</text:p>
      <text:p text:style-name="Quotations">Estamos intentando <text:span text:style-name="Strong_20_Emphasis">probar patrones de coherencia</text:span> que el universo mismo no había estabilizado por sí solo.</text:p>
      <text:p text:style-name="Text_20_body">Cada nuevo elemento es un intento de empujar los límites de lo posible en la red cuántica:</text:p>
      <text:list xml:id="list5760708252906282330" text:style-name="L10">
        <text:list-item>
          <text:p text:style-name="P10">¿Puede este patrón sostenerse, aunque sea por milisegundos?</text:p>
        </text:list-item>
        <text:list-item>
          <text:p text:style-name="P10">¿Puede el campo informacional del universo "reconocerlo" como algo válido?</text:p>
        </text:list-item>
      </text:list>
      <text:p text:style-name="Text_20_body">La mayoría no lo logra. Se desintegran rápidamente.<text:line-break/>Pero algunos <text:span text:style-name="Strong_20_Emphasis">logran resonar</text:span>, por un instante, con la lógica profunda del cosmos.</text:p>
      <text:p text:style-name="Text_20_body">Así, más que construir átomos, <text:span text:style-name="Strong_20_Emphasis">exploramos los contornos de la coherencia</text:span>.<text:line-break/>Intentamos <text:span text:style-name="Emphasis">sintonizar</text:span> con estructuras que el universo no priorizó, pero que quizá son posibles.</text:p>
      <text:p text:style-name="Text_20_body">¿Y si el conocimiento no fuera una acumulación de datos,<text:line-break/>sino una forma de <text:span text:style-name="Strong_20_Emphasis">afinar nuestros patrones mentales</text:span> con las resonancias del universo?</text:p>
      <text:p text:style-name="Text_20_body">¿Y si la tabla periódica aún estuviera incompleta… no por falta de descubrimiento,<text:line-break/>sino por falta de <text:span text:style-name="Emphasis">sintonía</text:span>?</text:p>
      <text:p text:style-name="Text_20_body">¿Y si nuestra tecnología es en realidad un experimento para explorar los bordes de la realidad misma?</text:p>
      <text:h text:style-name="P37" text:outline-level="3"><text:span text:style-name="Strong_20_Emphasis">Expansión técnica — Elementos sintéticos (Po a Og)</text:span></text:h>
      <text:p text:style-name="Text_20_body"><text:span text:style-name="Strong_20_Emphasis">¿Qué son los elementos sintéticos?</text:span></text:p>
      <text:list xml:id="list6937008835842381479" text:style-name="L30">
        <text:list-item>
          <text:p text:style-name="P30">Son <text:span text:style-name="Strong_20_Emphasis">elementos no encontrados en la naturaleza de forma estable</text:span>.</text:p>
        </text:list-item>
        <text:list-item>
          <text:p text:style-name="P30">Se crean artificialmente en laboratorios o reactores mediante <text:span text:style-name="Strong_20_Emphasis">bombardeo de núcleos atómicos</text:span>.</text:p>
        </text:list-item>
        <text:list-item>
          <text:p text:style-name="P30">Muchos son <text:span text:style-name="Strong_20_Emphasis">inestables</text:span> y tienen <text:span text:style-name="Strong_20_Emphasis">vidas medias extremadamente cortas</text:span> (milisegundos a segundos).</text:p>
        </text:list-item>
      </text:list>
      <text:p text:style-name="Horizontal_20_Line"/>
      <text:p text:style-name="Text_20_body"><text:span text:style-name="Strong_20_Emphasis">⚙️ Métodos de síntesis:</text:span></text:p>
      <text:list xml:id="list2872541949354960157" text:style-name="L31">
        <text:list-item>
          <text:p text:style-name="P31"><text:span text:style-name="Strong_20_Emphasis">Bombardeo con partículas ligeras:</text:span></text:p>
          <text:list>
            <text:list-item>
              <text:p text:style-name="P31">Ej.: ²⁰⁹Bi + ⁶Li → ²¹⁵At + 1n</text:p>
            </text:list-item>
          </text:list>
        </text:list-item>
        <text:list-item>
          <text:p text:style-name="P31"><text:span text:style-name="Strong_20_Emphasis">Fusión de núcleos pesados (“cold fusion” y “hot fusion”):</text:span></text:p>
          <text:list>
            <text:list-item>
              <text:p text:style-name="P31">Se combinan núcleos grandes como ²⁴⁸Cm + ²⁶Mg → elemento 114 (Flerovio)</text:p>
            </text:list-item>
            <text:list-item>
              <text:p text:style-name="P31">Requiere aceleradores de partículas y detección de residuos por decaimiento α o espontáneo.</text:p>
            </text:list-item>
          </text:list>
        </text:list-item>
      </text:list>
      <text:p text:style-name="Horizontal_20_Line"/>
      <text:p text:style-name="Text_20_body"><text:span text:style-name="Strong_20_Emphasis">Islas de estabilidad:</text:span></text:p>
      <text:list xml:id="list8040220673905702714" text:style-name="L32">
        <text:list-item>
          <text:p text:style-name="P32">Algunos modelos teóricos predicen la existencia de <text:span text:style-name="Strong_20_Emphasis">islas de estabilidad nuclear</text:span>: combinaciones de protones y neutrones que permitirían elementos más pesados pero <text:span text:style-name="Strong_20_Emphasis">relativamente estables</text:span>.</text:p>
        </text:list-item>
        <text:list-item>
          <text:p text:style-name="P32">Aún no han sido confirmadas experimentalmente más allá de unos pocos milisegundos.</text:p>
        </text:list-item>
      </text:list>
      <text:p text:style-name="Horizontal_20_Line"/>
      <text:p text:style-name="Text_20_body"><text:span text:style-name="Strong_20_Emphasis">Ejemplos notables:</text:span></text:p>
      <text:list xml:id="list7235797944868274064" text:style-name="L33">
        <text:list-item>
          <text:p text:style-name="P33"><text:span text:style-name="Strong_20_Emphasis">Po (Polonio):</text:span> Aunque se encuentra en trazas naturales, es altamente radiactivo y fue uno de los primeros elementos “exóticos” descubiertos (por Marie Curie).</text:p>
        </text:list-item>
        <text:list-item>
          <text:p text:style-name="P33"><text:span text:style-name="Strong_20_Emphasis">Og (Oganesón, Z=118):</text:span> Actualmente el último elemento en la tabla periódica. Altamente inestable.</text:p>
          <text:list>
            <text:list-item>
              <text:p text:style-name="P33">Su comportamiento químico puede <text:span text:style-name="Strong_20_Emphasis">desviarse de las predicciones clásicas</text:span>, debido a efectos relativistas en la nube electrónica.</text:p>
            </text:list-item>
          </text:list>
        </text:list-item>
      </text:list>
      <text:p text:style-name="Horizontal_20_Line"/>
      <text:p text:style-name="Text_20_body"><text:span text:style-name="Strong_20_Emphasis">Visión SQE:</text:span></text:p>
      <text:p text:style-name="Quotations">Desde el marco de una red cuántica de información (SQE), estos elementos sintéticos son <text:span text:style-name="Strong_20_Emphasis">exploraciones temporales de regiones extremas del espacio de estados nucleares</text:span>.<text:line-break/>Son <text:span text:style-name="Strong_20_Emphasis">nodos efímeros</text:span> en la red, que prueban los <text:span text:style-name="Strong_20_Emphasis">límites de coherencia de la materia</text:span> bajo condiciones muy forzadas.<text:line-break/>No “fallan” por ser inestables: simplemente no logran anclar coherencia estructural de forma sostenida en el entrelazamiento universal.</text:p>
      <text:p text:style-name="Horizontal_20_Line"/>
      <text:p text:style-name="Text_20_body"><text:soft-page-break/><text:span text:style-name="Strong_20_Emphasis">Relevancia actual:</text:span></text:p>
      <text:list xml:id="list9013683762307467474" text:style-name="L34">
        <text:list-item>
          <text:p text:style-name="P34">Nos ayudan a:</text:p>
          <text:list>
            <text:list-item>
              <text:p text:style-name="P34">Probar teorías de estructura nuclear.</text:p>
            </text:list-item>
            <text:list-item>
              <text:p text:style-name="P34">Afinar modelos de interacciones fuertes.</text:p>
            </text:list-item>
            <text:list-item>
              <text:p text:style-name="P34">Explorar efectos relativistas en química superpesada.</text:p>
            </text:list-item>
            <text:list-item>
              <text:p text:style-name="P34">Acercarnos a una <text:span text:style-name="Strong_20_Emphasis">visión continua de la materia</text:span>, más allá de la tabla periódica tradicional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43S</meta:editing-duration>
    <meta:editing-cycles>14</meta:editing-cycles>
    <meta:generator>OpenOffice/4.1.15$Win32 OpenOffice.org_project/4115m2$Build-9813</meta:generator>
    <dc:date>2025-05-28T23:53:19.19</dc:date>
    <dc:creator>Lefuan </dc:creator>
    <meta:document-statistic meta:table-count="0" meta:image-count="0" meta:object-count="0" meta:page-count="15" meta:paragraph-count="240" meta:word-count="3411" meta:character-count="20495"/>
    <meta:user-defined meta:name="Info 1"/>
    <meta:user-defined meta:name="Info 2"/>
    <meta:user-defined meta:name="Info 3"/>
    <meta:user-defined meta:name="Info 4"/>
  </office:meta>
</office:document-meta>
</file>